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PageStyle_5f_packages">
      <style:table-properties table:display="true" style:writing-mode="lr-tb"/>
    </style:style>
    <style:style style:name="ta2" style:family="table" style:master-page-name="PageStyle_5f_type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88cm solid #000000" fo:background-color="#cc99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packages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Package name</text:p>
          </table:table-cell>
          <table:table-cell table:style-name="ce1" office:value-type="string">
            <text:p>NO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RMartin Ce</text:p>
          </table:table-cell>
          <table:table-cell table:style-name="ce1" office:value-type="string">
            <text:p>RMartin Ca</text:p>
          </table:table-cell>
          <table:table-cell table:style-name="ce1" office:value-type="string">
            <text:p>RMartin I</text:p>
          </table:table-cell>
          <table:table-cell table:style-name="ce1" office:value-type="string">
            <text:p>RMartin D</text:p>
          </table:table-cell>
          <table:table-cell table:style-name="ce1" office:value-type="string">
            <text:p>Ce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I</text:p>
          </table:table-cell>
          <table:table-cell table:style-name="ce1" office:value-type="string">
            <text:p>Dn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album.spec.req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photo.d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photo.impl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</text:p>
          </table:table-cell>
          <table:table-cell office:value-type="float" office:value="0.166666666666667">
            <text:p>0.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</text:p>
          </table:table-cell>
          <table:table-cell office:value-type="float" office:value="0.166666666666667">
            <text:p>0.17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mobilephonemgr.mobilephonecontroller.spec.excep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filesystemmgr.spec.d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album.spec.pro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filesystemmgr.spec.excep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mobilephonemgr_photo.impl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7</text:p>
          </table:table-cell>
          <table:table-cell office:value-type="float" office:value="0.0833333333333334">
            <text:p>0.08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mobilephonemgr.warningexceptionshandler_mobilephonemgr.imp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photo_mobilephonemgr.impl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7</text:p>
          </table:table-cell>
          <table:table-cell office:value-type="float" office:value="0.0833333333333334">
            <text:p>0.08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filesystemmgr_mobilephonemgr.impl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41176470588235">
            <text:p>0.94</text:p>
          </table:table-cell>
          <table:table-cell office:value-type="float" office:value="0.191176470588235">
            <text:p>0.19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mainuimidlet_mobilephonemgr.impl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7</text:p>
          </table:table-cell>
          <table:table-cell office:value-type="float" office:value="0.0833333333333334">
            <text:p>0.08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mainuimidlet_album.impl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7</text:p>
          </table:table-cell>
          <table:table-cell office:value-type="float" office:value="0.0833333333333334">
            <text:p>0.08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mobilephonemgr.mobilephonecontroller.spec.prov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mobilephonemgr.mobilephonecontroller.spec.req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142857143">
            <text:p>0.14</text:p>
          </table:table-cell>
          <table:table-cell office:value-type="float" office:value="0.142857142857143">
            <text:p>0.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.538461538461538">
            <text:p>0.54</text:p>
          </table:table-cell>
          <table:table-cell office:value-type="float" office:value="0.538461538461538">
            <text:p>0.54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mobilephonemgr.warningexceptionhandler.imp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mobilephonemgr.spec.d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mobilephonemgr.spec.req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.4375">
            <text:p>0.44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photo.spec.req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photo.spec.pro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album_mobilephonemgr.impl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7</text:p>
          </table:table-cell>
          <table:table-cell office:value-type="float" office:value="0.0833333333333334">
            <text:p>0.08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album.imp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mainuimidlet_photo.impl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7</text:p>
          </table:table-cell>
          <table:table-cell office:value-type="float" office:value="0.0833333333333334">
            <text:p>0.08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photo.spec.dt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main</text:p>
          </table:table-cell>
          <table:table-cell office:value-type="float" office:value="3">
            <text:p>3</text:p>
          </table:table-cell>
          <table:table-cell office:value-type="float" office:value="0.666666666666667">
            <text:p>0.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0.0833333333333334">
            <text:p>0.0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.892857142857143">
            <text:p>0.89</text:p>
          </table:table-cell>
          <table:table-cell office:value-type="float" office:value="0.55952380952381">
            <text:p>0.56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mobilephonemgr.mobilephonecontroller.impl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375">
            <text:p>0.94</text:p>
          </table:table-cell>
          <table:table-cell office:value-type="float" office:value="0.1375">
            <text:p>0.14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mobilephonemgr.spec.excep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mobilephonemgr.warningexceptionhandler.spec.req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filesystemmgr.spec.prov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6666666667">
            <text:p>0.17</text:p>
          </table:table-cell>
          <table:table-cell office:value-type="float" office:value="0.166666666666667">
            <text:p>0.1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.583333333333333">
            <text:p>0.58</text:p>
          </table:table-cell>
          <table:table-cell office:value-type="float" office:value="0.583333333333334">
            <text:p>0.58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mobilephonemgr_album.impl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7</text:p>
          </table:table-cell>
          <table:table-cell office:value-type="float" office:value="0.0833333333333334">
            <text:p>0.08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mobilephonemgr.mobilephonecontroller.spec.d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mobilephonemgr.spec.pro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mobilephonemgr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714285714285714">
            <text:p>0.71</text:p>
          </table:table-cell>
          <table:table-cell office:value-type="float" office:value="0.0857142857142856">
            <text:p>0.09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0.878787878787879">
            <text:p>0.88</text:p>
          </table:table-cell>
          <table:table-cell office:value-type="float" office:value="0.0787878787878789">
            <text:p>0.08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mobilephonemgr.mobilephonecontroller.d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mobilephonemgr.warningexceptionhandler.spec.prov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.unicamp.ic.sed.mobilemedia.filesystemmgr.imp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6</text:p>
          </table:table-cell>
          <table:table-cell office:value-type="float" office:value="0.142857142857143">
            <text:p>0.1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</text:p>
          </table:table-cell>
          <table:table-cell office:value-type="float" office:value="0.0769230769230769">
            <text:p>0.08</text:p>
          </table:table-cell>
          <table:table-cell table:number-columns-repeated="1013"/>
        </table:table-row>
      </table:table>
      <table:table table:name="types" table:style-name="ta2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Package name</text:p>
          </table:table-cell>
          <table:table-cell table:style-name="ce1" office:value-type="string">
            <text:p>Type name</text:p>
          </table:table-cell>
          <table:table-cell table:style-name="ce1" office:value-type="string">
            <text:p>Type kind</text:p>
          </table:table-cell>
          <table:table-cell table:style-name="ce1" office:value-type="string">
            <text:p>LOCC</text:p>
          </table:table-cell>
          <table:table-cell table:style-name="ce1" office:value-type="string">
            <text:p>WOM</text:p>
          </table:table-cell>
          <table:table-cell table:style-name="ce1" office:value-type="string">
            <text:p>DIT</text:p>
          </table:table-cell>
          <table:table-cell table:style-name="ce1" office:value-type="string">
            <text:p>NOC</text:p>
          </table:table-cell>
          <table:table-cell table:style-name="ce1" office:value-type="string">
            <text:p>CFA</text:p>
          </table:table-cell>
          <table:table-cell table:style-name="ce1" office:value-type="string">
            <text:p>CMC</text:p>
          </table:table-cell>
          <table:table-cell table:style-name="ce1" office:value-type="string">
            <text:p>CBM</text:p>
          </table:table-cell>
          <table:table-cell table:style-name="ce1" office:value-type="string">
            <text:p>CDA</text:p>
          </table:table-cell>
          <table:table-cell table:style-name="ce1" office:value-type="string">
            <text:p>CAE</text:p>
          </table:table-cell>
          <table:table-cell table:style-name="ce1" office:value-type="string">
            <text:p>RFM</text:p>
          </table:table-cell>
          <table:table-cell table:style-name="ce1" office:value-type="string">
            <text:p>LCO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album.spec.req</text:p>
          </table:table-cell>
          <table:table-cell office:value-type="string">
            <text:p>IMobilePhone</text:p>
          </table:table-cell>
          <table:table-cell office:value-type="string">
            <text:p>interfa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album.spec.req</text:p>
          </table:table-cell>
          <table:table-cell office:value-type="string">
            <text:p>IMobileResources</text:p>
          </table:table-cell>
          <table:table-cell office:value-type="string">
            <text:p>interfa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photo.dt</text:p>
          </table:table-cell>
          <table:table-cell office:value-type="string">
            <text:p>Constants</text:p>
          </table:table-cell>
          <table:table-cell office:value-type="string">
            <text:p>class</text:p>
          </table:table-cell>
          <table:table-cell office:value-type="float" office:value="10">
            <text:p>10</text:p>
          </table:table-cell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photo.impl</text:p>
          </table:table-cell>
          <table:table-cell office:value-type="string">
            <text:p>ComponentFactory</text:p>
          </table:table-cell>
          <table:table-cell office:value-type="string">
            <text:p>clas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photo.impl</text:p>
          </table:table-cell>
          <table:table-cell office:value-type="string">
            <text:p>PhotoViewScreen</text:p>
          </table:table-cell>
          <table:table-cell office:value-type="string">
            <text:p>class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photo.impl</text:p>
          </table:table-cell>
          <table:table-cell office:value-type="string">
            <text:p>IPhotoFacade</text:p>
          </table:table-cell>
          <table:table-cell office:value-type="string">
            <text:p>class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photo.impl</text:p>
          </table:table-cell>
          <table:table-cell office:value-type="string">
            <text:p>AddPhotoToAlbum</text:p>
          </table:table-cell>
          <table:table-cell office:value-type="string">
            <text:p>class</text:p>
          </table:table-cell>
          <table:table-cell office:value-type="float" office:value="21">
            <text:p>21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photo.impl</text:p>
          </table:table-cell>
          <table:table-cell office:value-type="string">
            <text:p>Manager</text:p>
          </table:table-cell>
          <table:table-cell office:value-type="string">
            <text:p>class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photo.impl</text:p>
          </table:table-cell>
          <table:table-cell office:value-type="string">
            <text:p>PhotoController</text:p>
          </table:table-cell>
          <table:table-cell office:value-type="string">
            <text:p>class</text:p>
          </table:table-cell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photo.impl</text:p>
          </table:table-cell>
          <table:table-cell office:value-type="string">
            <text:p>NewLabelScreen</text:p>
          </table:table-cell>
          <table:table-cell office:value-type="string">
            <text:p>class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photo.impl</text:p>
          </table:table-cell>
          <table:table-cell office:value-type="string">
            <text:p>PhotoListScreen</text:p>
          </table:table-cell>
          <table:table-cell office:value-type="string">
            <text:p>class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spec.excep</text:p>
          </table:table-cell>
          <table:table-cell office:value-type="string">
            <text:p>InvalidArrayFormatException</text:p>
          </table:table-cell>
          <table:table-cell office:value-type="string">
            <text:p>class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spec.excep</text:p>
          </table:table-cell>
          <table:table-cell office:value-type="string">
            <text:p>ImageNotFoundException</text:p>
          </table:table-cell>
          <table:table-cell office:value-type="string">
            <text:p>class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spec.excep</text:p>
          </table:table-cell>
          <table:table-cell office:value-type="string">
            <text:p>InvalidImageDataException</text:p>
          </table:table-cell>
          <table:table-cell office:value-type="string">
            <text:p>class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spec.excep</text:p>
          </table:table-cell>
          <table:table-cell office:value-type="string">
            <text:p>PersistenceMechanismException</text:p>
          </table:table-cell>
          <table:table-cell office:value-type="string">
            <text:p>class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spec.excep</text:p>
          </table:table-cell>
          <table:table-cell office:value-type="string">
            <text:p>NullAlbumDataReference</text:p>
          </table:table-cell>
          <table:table-cell office:value-type="string">
            <text:p>class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spec.excep</text:p>
          </table:table-cell>
          <table:table-cell office:value-type="string">
            <text:p>InvalidImageFormatException</text:p>
          </table:table-cell>
          <table:table-cell office:value-type="string">
            <text:p>class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spec.excep</text:p>
          </table:table-cell>
          <table:table-cell office:value-type="string">
            <text:p>ImagePathNotValidException</text:p>
          </table:table-cell>
          <table:table-cell office:value-type="string">
            <text:p>class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spec.excep</text:p>
          </table:table-cell>
          <table:table-cell office:value-type="string">
            <text:p>UnavailablePhotoAlbumException</text:p>
          </table:table-cell>
          <table:table-cell office:value-type="string">
            <text:p>class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spec.excep</text:p>
          </table:table-cell>
          <table:table-cell office:value-type="string">
            <text:p>InvalidPhotoAlbumNameException</text:p>
          </table:table-cell>
          <table:table-cell office:value-type="string">
            <text:p>class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filesystemmgr.spec.dt</text:p>
          </table:table-cell>
          <table:table-cell office:value-type="string">
            <text:p>ImageData</text:p>
          </table:table-cell>
          <table:table-cell office:value-type="string">
            <text:p>class</text:p>
          </table:table-cell>
          <table:table-cell office:value-type="float" office:value="56">
            <text:p>56</text:p>
          </table:table-cell>
          <table:table-cell office:value-type="float" office:value="15">
            <text:p>15</text:p>
          </table:table-cell>
          <table:table-cell table:number-columns-repeated="7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album.spec.prov</text:p>
          </table:table-cell>
          <table:table-cell office:value-type="string">
            <text:p>IManager</text:p>
          </table:table-cell>
          <table:table-cell office:value-type="string">
            <text:p>interfac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album.spec.prov</text:p>
          </table:table-cell>
          <table:table-cell office:value-type="string">
            <text:p>IAlbum</text:p>
          </table:table-cell>
          <table:table-cell office:value-type="string">
            <text:p>interfac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filesystemmgr.spec.excep</text:p>
          </table:table-cell>
          <table:table-cell office:value-type="string">
            <text:p>InvalidArrayFormatException</text:p>
          </table:table-cell>
          <table:table-cell office:value-type="string">
            <text:p>class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filesystemmgr.spec.excep</text:p>
          </table:table-cell>
          <table:table-cell office:value-type="string">
            <text:p>ImageNotFoundException</text:p>
          </table:table-cell>
          <table:table-cell office:value-type="string">
            <text:p>class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filesystemmgr.spec.excep</text:p>
          </table:table-cell>
          <table:table-cell office:value-type="string">
            <text:p>InvalidImageDataException</text:p>
          </table:table-cell>
          <table:table-cell office:value-type="string">
            <text:p>class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filesystemmgr.spec.excep</text:p>
          </table:table-cell>
          <table:table-cell office:value-type="string">
            <text:p>PersistenceMechanismException</text:p>
          </table:table-cell>
          <table:table-cell office:value-type="string">
            <text:p>class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filesystemmgr.spec.excep</text:p>
          </table:table-cell>
          <table:table-cell office:value-type="string">
            <text:p>NullAlbumDataReference</text:p>
          </table:table-cell>
          <table:table-cell office:value-type="string">
            <text:p>class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filesystemmgr.spec.excep</text:p>
          </table:table-cell>
          <table:table-cell office:value-type="string">
            <text:p>InvalidImageFormatException</text:p>
          </table:table-cell>
          <table:table-cell office:value-type="string">
            <text:p>class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filesystemmgr.spec.excep</text:p>
          </table:table-cell>
          <table:table-cell office:value-type="string">
            <text:p>ImagePathNotValidException</text:p>
          </table:table-cell>
          <table:table-cell office:value-type="string">
            <text:p>class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filesystemmgr.spec.excep</text:p>
          </table:table-cell>
          <table:table-cell office:value-type="string">
            <text:p>UnavailablePhotoAlbumException</text:p>
          </table:table-cell>
          <table:table-cell office:value-type="string">
            <text:p>class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filesystemmgr.spec.excep</text:p>
          </table:table-cell>
          <table:table-cell office:value-type="string">
            <text:p>InvalidPhotoAlbumNameException</text:p>
          </table:table-cell>
          <table:table-cell office:value-type="string">
            <text:p>class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_photo.impl</text:p>
          </table:table-cell>
          <table:table-cell office:value-type="string">
            <text:p>ComponentFactory</text:p>
          </table:table-cell>
          <table:table-cell office:value-type="string">
            <text:p>clas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_photo.impl</text:p>
          </table:table-cell>
          <table:table-cell office:value-type="string">
            <text:p>Manager</text:p>
          </table:table-cell>
          <table:table-cell office:value-type="string">
            <text:p>class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_photo.impl</text:p>
          </table:table-cell>
          <table:table-cell office:value-type="string">
            <text:p>IManager</text:p>
          </table:table-cell>
          <table:table-cell office:value-type="string">
            <text:p>interfac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_photo.impl</text:p>
          </table:table-cell>
          <table:table-cell office:value-type="string">
            <text:p>IMobilePhoneAdapter</text:p>
          </table:table-cell>
          <table:table-cell office:value-type="string">
            <text:p>clas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warningexceptionshandler_mobilephonemgr.impl</text:p>
          </table:table-cell>
          <table:table-cell office:value-type="string">
            <text:p>ComponentFactory</text:p>
          </table:table-cell>
          <table:table-cell office:value-type="string">
            <text:p>clas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warningexceptionshandler_mobilephonemgr.impl</text:p>
          </table:table-cell>
          <table:table-cell office:value-type="string">
            <text:p>Manager</text:p>
          </table:table-cell>
          <table:table-cell office:value-type="string">
            <text:p>class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warningexceptionshandler_mobilephonemgr.impl</text:p>
          </table:table-cell>
          <table:table-cell office:value-type="string">
            <text:p>IExceptionsHandlerAdapter</text:p>
          </table:table-cell>
          <table:table-cell office:value-type="string">
            <text:p>clas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photo_mobilephonemgr.impl</text:p>
          </table:table-cell>
          <table:table-cell office:value-type="string">
            <text:p>ComponentFactory</text:p>
          </table:table-cell>
          <table:table-cell office:value-type="string">
            <text:p>clas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photo_mobilephonemgr.impl</text:p>
          </table:table-cell>
          <table:table-cell office:value-type="string">
            <text:p>Manager</text:p>
          </table:table-cell>
          <table:table-cell office:value-type="string">
            <text:p>class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photo_mobilephonemgr.impl</text:p>
          </table:table-cell>
          <table:table-cell office:value-type="string">
            <text:p>IPhotoAdapter</text:p>
          </table:table-cell>
          <table:table-cell office:value-type="string">
            <text:p>class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photo_mobilephonemgr.impl</text:p>
          </table:table-cell>
          <table:table-cell office:value-type="string">
            <text:p>IManager</text:p>
          </table:table-cell>
          <table:table-cell office:value-type="string">
            <text:p>interfac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filesystemmgr_mobilephonemgr.impl</text:p>
          </table:table-cell>
          <table:table-cell office:value-type="string">
            <text:p>ComponentFactory</text:p>
          </table:table-cell>
          <table:table-cell office:value-type="string">
            <text:p>clas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filesystemmgr_mobilephonemgr.impl</text:p>
          </table:table-cell>
          <table:table-cell office:value-type="string">
            <text:p>Manager</text:p>
          </table:table-cell>
          <table:table-cell office:value-type="string">
            <text:p>class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filesystemmgr_mobilephonemgr.impl</text:p>
          </table:table-cell>
          <table:table-cell office:value-type="string">
            <text:p>IFileSystemAdapter</text:p>
          </table:table-cell>
          <table:table-cell office:value-type="string">
            <text:p>class</text:p>
          </table:table-cell>
          <table:table-cell office:value-type="float" office:value="157">
            <text:p>157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filesystemmgr_mobilephonemgr.impl</text:p>
          </table:table-cell>
          <table:table-cell office:value-type="string">
            <text:p>IManager</text:p>
          </table:table-cell>
          <table:table-cell office:value-type="string">
            <text:p>interfac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ainuimidlet_mobilephonemgr.impl</text:p>
          </table:table-cell>
          <table:table-cell office:value-type="string">
            <text:p>ComponentFactory</text:p>
          </table:table-cell>
          <table:table-cell office:value-type="string">
            <text:p>clas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ainuimidlet_mobilephonemgr.impl</text:p>
          </table:table-cell>
          <table:table-cell office:value-type="string">
            <text:p>Manager</text:p>
          </table:table-cell>
          <table:table-cell office:value-type="string">
            <text:p>class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ainuimidlet_mobilephonemgr.impl</text:p>
          </table:table-cell>
          <table:table-cell office:value-type="string">
            <text:p>IManager</text:p>
          </table:table-cell>
          <table:table-cell office:value-type="string">
            <text:p>interfac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ainuimidlet_mobilephonemgr.impl</text:p>
          </table:table-cell>
          <table:table-cell office:value-type="string">
            <text:p>IMobileResourcesAdapter</text:p>
          </table:table-cell>
          <table:table-cell office:value-type="string">
            <text:p>clas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ainuimidlet_album.impl</text:p>
          </table:table-cell>
          <table:table-cell office:value-type="string">
            <text:p>ComponentFactory</text:p>
          </table:table-cell>
          <table:table-cell office:value-type="string">
            <text:p>clas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ainuimidlet_album.impl</text:p>
          </table:table-cell>
          <table:table-cell office:value-type="string">
            <text:p>Manager</text:p>
          </table:table-cell>
          <table:table-cell office:value-type="string">
            <text:p>class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ainuimidlet_album.impl</text:p>
          </table:table-cell>
          <table:table-cell office:value-type="string">
            <text:p>IManager</text:p>
          </table:table-cell>
          <table:table-cell office:value-type="string">
            <text:p>interfac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ainuimidlet_album.impl</text:p>
          </table:table-cell>
          <table:table-cell office:value-type="string">
            <text:p>IMobileResourcesAdapter</text:p>
          </table:table-cell>
          <table:table-cell office:value-type="string">
            <text:p>clas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spec.prov</text:p>
          </table:table-cell>
          <table:table-cell office:value-type="string">
            <text:p>IMobilePhoneCtr</text:p>
          </table:table-cell>
          <table:table-cell office:value-type="string">
            <text:p>interfac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spec.req</text:p>
          </table:table-cell>
          <table:table-cell office:value-type="string">
            <text:p>IMobileResourcesCtr</text:p>
          </table:table-cell>
          <table:table-cell office:value-type="string">
            <text:p>interfa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spec.req</text:p>
          </table:table-cell>
          <table:table-cell office:value-type="string">
            <text:p>IExceptionsHandlerCtr</text:p>
          </table:table-cell>
          <table:table-cell office:value-type="string">
            <text:p>interfa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spec.req</text:p>
          </table:table-cell>
          <table:table-cell office:value-type="string">
            <text:p>IPhotoCtr</text:p>
          </table:table-cell>
          <table:table-cell office:value-type="string">
            <text:p>interface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spec.req</text:p>
          </table:table-cell>
          <table:table-cell office:value-type="string">
            <text:p>IAlbumCtr</text:p>
          </table:table-cell>
          <table:table-cell office:value-type="string">
            <text:p>interfac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spec.req</text:p>
          </table:table-cell>
          <table:table-cell office:value-type="string">
            <text:p>IFilesystemCtr</text:p>
          </table:table-cell>
          <table:table-cell office:value-type="string">
            <text:p>interface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warningexceptionhandler.impl</text:p>
          </table:table-cell>
          <table:table-cell office:value-type="string">
            <text:p>IExceptionHandlerFacade</text:p>
          </table:table-cell>
          <table:table-cell office:value-type="string">
            <text:p>clas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warningexceptionhandler.impl</text:p>
          </table:table-cell>
          <table:table-cell office:value-type="string">
            <text:p>ComponentFactory</text:p>
          </table:table-cell>
          <table:table-cell office:value-type="string">
            <text:p>clas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warningexceptionhandler.impl</text:p>
          </table:table-cell>
          <table:table-cell office:value-type="string">
            <text:p>WarningExceptionHandler</text:p>
          </table:table-cell>
          <table:table-cell office:value-type="string">
            <text:p>class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warningexceptionhandler.impl</text:p>
          </table:table-cell>
          <table:table-cell office:value-type="string">
            <text:p>Manager</text:p>
          </table:table-cell>
          <table:table-cell office:value-type="string">
            <text:p>class</text:p>
          </table:table-cell>
          <table:table-cell office:value-type="float" office:value="65">
            <text:p>6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spec.dt</text:p>
          </table:table-cell>
          <table:table-cell office:value-type="string">
            <text:p>Command</text:p>
          </table:table-cell>
          <table:table-cell office:value-type="string">
            <text:p>class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spec.dt</text:p>
          </table:table-cell>
          <table:table-cell office:value-type="string">
            <text:p>ImageData</text:p>
          </table:table-cell>
          <table:table-cell office:value-type="string">
            <text:p>class</text:p>
          </table:table-cell>
          <table:table-cell office:value-type="float" office:value="56">
            <text:p>56</text:p>
          </table:table-cell>
          <table:table-cell office:value-type="float" office:value="15">
            <text:p>15</text:p>
          </table:table-cell>
          <table:table-cell table:number-columns-repeated="7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spec.req</text:p>
          </table:table-cell>
          <table:table-cell office:value-type="string">
            <text:p>IPhoto</text:p>
          </table:table-cell>
          <table:table-cell office:value-type="string">
            <text:p>interface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spec.req</text:p>
          </table:table-cell>
          <table:table-cell office:value-type="string">
            <text:p>IMobileResources</text:p>
          </table:table-cell>
          <table:table-cell office:value-type="string">
            <text:p>interfa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spec.req</text:p>
          </table:table-cell>
          <table:table-cell office:value-type="string">
            <text:p>IFilesystem</text:p>
          </table:table-cell>
          <table:table-cell office:value-type="string">
            <text:p>interface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spec.req</text:p>
          </table:table-cell>
          <table:table-cell office:value-type="string">
            <text:p>IAlbum</text:p>
          </table:table-cell>
          <table:table-cell office:value-type="string">
            <text:p>interfac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photo.spec.req</text:p>
          </table:table-cell>
          <table:table-cell office:value-type="string">
            <text:p>IMobilePhone</text:p>
          </table:table-cell>
          <table:table-cell office:value-type="string">
            <text:p>interfa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photo.spec.req</text:p>
          </table:table-cell>
          <table:table-cell office:value-type="string">
            <text:p>IMobileResources</text:p>
          </table:table-cell>
          <table:table-cell office:value-type="string">
            <text:p>interfa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photo.spec.prov</text:p>
          </table:table-cell>
          <table:table-cell office:value-type="string">
            <text:p>IPhoto</text:p>
          </table:table-cell>
          <table:table-cell office:value-type="string">
            <text:p>interface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photo.spec.prov</text:p>
          </table:table-cell>
          <table:table-cell office:value-type="string">
            <text:p>IManager</text:p>
          </table:table-cell>
          <table:table-cell office:value-type="string">
            <text:p>interface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album_mobilephonemgr.impl</text:p>
          </table:table-cell>
          <table:table-cell office:value-type="string">
            <text:p>IAlbumAdapter</text:p>
          </table:table-cell>
          <table:table-cell office:value-type="string">
            <text:p>class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album_mobilephonemgr.impl</text:p>
          </table:table-cell>
          <table:table-cell office:value-type="string">
            <text:p>ComponentFactory</text:p>
          </table:table-cell>
          <table:table-cell office:value-type="string">
            <text:p>clas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album_mobilephonemgr.impl</text:p>
          </table:table-cell>
          <table:table-cell office:value-type="string">
            <text:p>Manager</text:p>
          </table:table-cell>
          <table:table-cell office:value-type="string">
            <text:p>class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album_mobilephonemgr.impl</text:p>
          </table:table-cell>
          <table:table-cell office:value-type="string">
            <text:p>IManager</text:p>
          </table:table-cell>
          <table:table-cell office:value-type="string">
            <text:p>interfac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album.impl</text:p>
          </table:table-cell>
          <table:table-cell office:value-type="string">
            <text:p>ComponentFactory</text:p>
          </table:table-cell>
          <table:table-cell office:value-type="string">
            <text:p>clas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album.impl</text:p>
          </table:table-cell>
          <table:table-cell office:value-type="string">
            <text:p>AlbumListScreen</text:p>
          </table:table-cell>
          <table:table-cell office:value-type="string">
            <text:p>class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album.impl</text:p>
          </table:table-cell>
          <table:table-cell office:value-type="string">
            <text:p>InternalAlbumController</text:p>
          </table:table-cell>
          <table:table-cell office:value-type="string">
            <text:p>class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album.impl</text:p>
          </table:table-cell>
          <table:table-cell office:value-type="string">
            <text:p>Manager</text:p>
          </table:table-cell>
          <table:table-cell office:value-type="string">
            <text:p>class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album.impl</text:p>
          </table:table-cell>
          <table:table-cell office:value-type="string">
            <text:p>IAlbumFacade</text:p>
          </table:table-cell>
          <table:table-cell office:value-type="string">
            <text:p>class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album.impl</text:p>
          </table:table-cell>
          <table:table-cell office:value-type="string">
            <text:p>NewAlbumScreen</text:p>
          </table:table-cell>
          <table:table-cell office:value-type="string">
            <text:p>class</text:p>
          </table:table-cell>
          <table:table-cell office:value-type="float" office:value="19">
            <text:p>19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ainuimidlet_photo.impl</text:p>
          </table:table-cell>
          <table:table-cell office:value-type="string">
            <text:p>ComponentFactory</text:p>
          </table:table-cell>
          <table:table-cell office:value-type="string">
            <text:p>clas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ainuimidlet_photo.impl</text:p>
          </table:table-cell>
          <table:table-cell office:value-type="string">
            <text:p>Manager</text:p>
          </table:table-cell>
          <table:table-cell office:value-type="string">
            <text:p>class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ainuimidlet_photo.impl</text:p>
          </table:table-cell>
          <table:table-cell office:value-type="string">
            <text:p>IManager</text:p>
          </table:table-cell>
          <table:table-cell office:value-type="string">
            <text:p>interfac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ainuimidlet_photo.impl</text:p>
          </table:table-cell>
          <table:table-cell office:value-type="string">
            <text:p>IMobileResourcesAdapter</text:p>
          </table:table-cell>
          <table:table-cell office:value-type="string">
            <text:p>clas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photo.spec.dt</text:p>
          </table:table-cell>
          <table:table-cell office:value-type="string">
            <text:p>Command</text:p>
          </table:table-cell>
          <table:table-cell office:value-type="string">
            <text:p>class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photo.spec.dt</text:p>
          </table:table-cell>
          <table:table-cell office:value-type="string">
            <text:p>Image</text:p>
          </table:table-cell>
          <table:table-cell office:value-type="string">
            <text:p>class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main</text:p>
          </table:table-cell>
          <table:table-cell office:value-type="string">
            <text:p>IMobileResources</text:p>
          </table:table-cell>
          <table:table-cell office:value-type="string">
            <text:p>interfa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main</text:p>
          </table:table-cell>
          <table:table-cell office:value-type="string">
            <text:p>IImageData</text:p>
          </table:table-cell>
          <table:table-cell office:value-type="string">
            <text:p>interface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main</text:p>
          </table:table-cell>
          <table:table-cell office:value-type="string">
            <text:p>MainUIMidlet</text:p>
          </table:table-cell>
          <table:table-cell office:value-type="string">
            <text:p>class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impl</text:p>
          </table:table-cell>
          <table:table-cell office:value-type="string">
            <text:p>ComponentFactory</text:p>
          </table:table-cell>
          <table:table-cell office:value-type="string">
            <text:p>clas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impl</text:p>
          </table:table-cell>
          <table:table-cell office:value-type="string">
            <text:p>BaseController</text:p>
          </table:table-cell>
          <table:table-cell office:value-type="string">
            <text:p>class</text:p>
          </table:table-cell>
          <table:table-cell office:value-type="float" office:value="460">
            <text:p>46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impl</text:p>
          </table:table-cell>
          <table:table-cell office:value-type="string">
            <text:p>Manager</text:p>
          </table:table-cell>
          <table:table-cell office:value-type="string">
            <text:p>class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impl</text:p>
          </table:table-cell>
          <table:table-cell office:value-type="string">
            <text:p>ControllerInterface</text:p>
          </table:table-cell>
          <table:table-cell office:value-type="string">
            <text:p>interfac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impl</text:p>
          </table:table-cell>
          <table:table-cell office:value-type="string">
            <text:p>IMobilePhoneMgrFacade</text:p>
          </table:table-cell>
          <table:table-cell office:value-type="string">
            <text:p>class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spec.excep</text:p>
          </table:table-cell>
          <table:table-cell office:value-type="string">
            <text:p>InvalidArrayFormatException</text:p>
          </table:table-cell>
          <table:table-cell office:value-type="string">
            <text:p>class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spec.excep</text:p>
          </table:table-cell>
          <table:table-cell office:value-type="string">
            <text:p>ImageNotFoundException</text:p>
          </table:table-cell>
          <table:table-cell office:value-type="string">
            <text:p>class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spec.excep</text:p>
          </table:table-cell>
          <table:table-cell office:value-type="string">
            <text:p>InvalidImageDataException</text:p>
          </table:table-cell>
          <table:table-cell office:value-type="string">
            <text:p>class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spec.excep</text:p>
          </table:table-cell>
          <table:table-cell office:value-type="string">
            <text:p>PersistenceMechanismException</text:p>
          </table:table-cell>
          <table:table-cell office:value-type="string">
            <text:p>class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spec.excep</text:p>
          </table:table-cell>
          <table:table-cell office:value-type="string">
            <text:p>NullAlbumDataReference</text:p>
          </table:table-cell>
          <table:table-cell office:value-type="string">
            <text:p>class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spec.excep</text:p>
          </table:table-cell>
          <table:table-cell office:value-type="string">
            <text:p>InvalidImageFormatException</text:p>
          </table:table-cell>
          <table:table-cell office:value-type="string">
            <text:p>class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spec.excep</text:p>
          </table:table-cell>
          <table:table-cell office:value-type="string">
            <text:p>ImagePathNotValidException</text:p>
          </table:table-cell>
          <table:table-cell office:value-type="string">
            <text:p>class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spec.excep</text:p>
          </table:table-cell>
          <table:table-cell office:value-type="string">
            <text:p>UnavailablePhotoAlbumException</text:p>
          </table:table-cell>
          <table:table-cell office:value-type="string">
            <text:p>class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spec.excep</text:p>
          </table:table-cell>
          <table:table-cell office:value-type="string">
            <text:p>InvalidPhotoAlbumNameException</text:p>
          </table:table-cell>
          <table:table-cell office:value-type="string">
            <text:p>class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warningexceptionhandler.spec.req</text:p>
          </table:table-cell>
          <table:table-cell office:value-type="string">
            <text:p>IMobileResourcesWEH</text:p>
          </table:table-cell>
          <table:table-cell office:value-type="string">
            <text:p>interfa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filesystemmgr.spec.prov</text:p>
          </table:table-cell>
          <table:table-cell office:value-type="string">
            <text:p>IManager</text:p>
          </table:table-cell>
          <table:table-cell office:value-type="string">
            <text:p>interfac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filesystemmgr.spec.prov</text:p>
          </table:table-cell>
          <table:table-cell office:value-type="string">
            <text:p>IFilesystem</text:p>
          </table:table-cell>
          <table:table-cell office:value-type="string">
            <text:p>interface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_album.impl</text:p>
          </table:table-cell>
          <table:table-cell office:value-type="string">
            <text:p>ComponentFactory</text:p>
          </table:table-cell>
          <table:table-cell office:value-type="string">
            <text:p>clas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_album.impl</text:p>
          </table:table-cell>
          <table:table-cell office:value-type="string">
            <text:p>Manager</text:p>
          </table:table-cell>
          <table:table-cell office:value-type="string">
            <text:p>class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_album.impl</text:p>
          </table:table-cell>
          <table:table-cell office:value-type="string">
            <text:p>IManager</text:p>
          </table:table-cell>
          <table:table-cell office:value-type="string">
            <text:p>interfac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_album.impl</text:p>
          </table:table-cell>
          <table:table-cell office:value-type="string">
            <text:p>IMobilePhoneAdapter</text:p>
          </table:table-cell>
          <table:table-cell office:value-type="string">
            <text:p>clas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spec.dt</text:p>
          </table:table-cell>
          <table:table-cell office:value-type="string">
            <text:p>Command</text:p>
          </table:table-cell>
          <table:table-cell office:value-type="string">
            <text:p>class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spec.dt</text:p>
          </table:table-cell>
          <table:table-cell office:value-type="string">
            <text:p>ImageData</text:p>
          </table:table-cell>
          <table:table-cell office:value-type="string">
            <text:p>class</text:p>
          </table:table-cell>
          <table:table-cell office:value-type="float" office:value="56">
            <text:p>56</text:p>
          </table:table-cell>
          <table:table-cell office:value-type="float" office:value="15">
            <text:p>15</text:p>
          </table:table-cell>
          <table:table-cell table:number-columns-repeated="7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spec.prov</text:p>
          </table:table-cell>
          <table:table-cell office:value-type="string">
            <text:p>IMobilePhone</text:p>
          </table:table-cell>
          <table:table-cell office:value-type="string">
            <text:p>interfac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spec.prov</text:p>
          </table:table-cell>
          <table:table-cell office:value-type="string">
            <text:p>IManager</text:p>
          </table:table-cell>
          <table:table-cell office:value-type="string">
            <text:p>interface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</text:p>
          </table:table-cell>
          <table:table-cell office:value-type="string">
            <text:p>AManagerComposite</text:p>
          </table:table-cell>
          <table:table-cell office:value-type="string">
            <text:p>class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</text:p>
          </table:table-cell>
          <table:table-cell office:value-type="string">
            <text:p>ComponentFactory</text:p>
          </table:table-cell>
          <table:table-cell office:value-type="string">
            <text:p>clas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</text:p>
          </table:table-cell>
          <table:table-cell office:value-type="string">
            <text:p>AManager</text:p>
          </table:table-cell>
          <table:table-cell office:value-type="string">
            <text:p>class</text:p>
          </table:table-cell>
          <table:table-cell office:value-type="float" office:value="89">
            <text:p>8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</text:p>
          </table:table-cell>
          <table:table-cell office:value-type="string">
            <text:p>IMobilePhoneFacade</text:p>
          </table:table-cell>
          <table:table-cell office:value-type="string">
            <text:p>class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</text:p>
          </table:table-cell>
          <table:table-cell office:value-type="string">
            <text:p>Manager</text:p>
          </table:table-cell>
          <table:table-cell office:value-type="string">
            <text:p>class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</text:p>
          </table:table-cell>
          <table:table-cell office:value-type="string">
            <text:p>IAdapterPhoto</text:p>
          </table:table-cell>
          <table:table-cell office:value-type="string">
            <text:p>class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</text:p>
          </table:table-cell>
          <table:table-cell office:value-type="string">
            <text:p>IAdapterMobileResources</text:p>
          </table:table-cell>
          <table:table-cell office:value-type="string">
            <text:p>clas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</text:p>
          </table:table-cell>
          <table:table-cell office:value-type="string">
            <text:p>IAdapterAlbum</text:p>
          </table:table-cell>
          <table:table-cell office:value-type="string">
            <text:p>class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</text:p>
          </table:table-cell>
          <table:table-cell office:value-type="string">
            <text:p>IAdapterMobileResourcesWEH</text:p>
          </table:table-cell>
          <table:table-cell office:value-type="string">
            <text:p>class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</text:p>
          </table:table-cell>
          <table:table-cell office:value-type="string">
            <text:p>IAdapterFilesystem</text:p>
          </table:table-cell>
          <table:table-cell office:value-type="string">
            <text:p>class</text:p>
          </table:table-cell>
          <table:table-cell office:value-type="float" office:value="145">
            <text:p>145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mobilephonecontroller.dt</text:p>
          </table:table-cell>
          <table:table-cell office:value-type="string">
            <text:p>Constants</text:p>
          </table:table-cell>
          <table:table-cell office:value-type="string">
            <text:p>class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mobilephonemgr.warningexceptionhandler.spec.prov</text:p>
          </table:table-cell>
          <table:table-cell office:value-type="string">
            <text:p>IExceptionsHandlerCtr</text:p>
          </table:table-cell>
          <table:table-cell office:value-type="string">
            <text:p>interfa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filesystemmgr.impl</text:p>
          </table:table-cell>
          <table:table-cell office:value-type="string">
            <text:p>ComponentFactory</text:p>
          </table:table-cell>
          <table:table-cell office:value-type="string">
            <text:p>clas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filesystemmgr.impl</text:p>
          </table:table-cell>
          <table:table-cell office:value-type="string">
            <text:p>IFilesystemFacade</text:p>
          </table:table-cell>
          <table:table-cell office:value-type="string">
            <text:p>class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filesystemmgr.impl</text:p>
          </table:table-cell>
          <table:table-cell office:value-type="string">
            <text:p>AlbumData</text:p>
          </table:table-cell>
          <table:table-cell office:value-type="string">
            <text:p>class</text:p>
          </table:table-cell>
          <table:table-cell office:value-type="float" office:value="93">
            <text:p>93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filesystemmgr.impl</text:p>
          </table:table-cell>
          <table:table-cell office:value-type="string">
            <text:p>Manager</text:p>
          </table:table-cell>
          <table:table-cell office:value-type="string">
            <text:p>class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filesystemmgr.impl</text:p>
          </table:table-cell>
          <table:table-cell office:value-type="string">
            <text:p>ImageAccessor</text:p>
          </table:table-cell>
          <table:table-cell office:value-type="string">
            <text:p>class</text:p>
          </table:table-cell>
          <table:table-cell office:value-type="float" office:value="244">
            <text:p>24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table:number-columns-repeated="1010"/>
        </table:table-row>
        <table:table-row table:style-name="ro1">
          <table:table-cell office:value-type="string">
            <text:p>br.unicamp.ic.sed.mobilemedia.filesystemmgr.impl</text:p>
          </table:table-cell>
          <table:table-cell office:value-type="string">
            <text:p>ImageUtil</text:p>
          </table:table-cell>
          <table:table-cell office:value-type="string">
            <text:p>class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 table:number-columns-repeated="2"/>
          <table:table-cell table:formula="of:=SUM([.D2:.D138])" office:value-type="float" office:value="3642">
            <text:p>3642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1">21/08/2009</text:date>, <text:time>15:2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ckages" style:display-name="PageStyle_pack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pes" style:display-name="PageStyle_typ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8-21T15:29:33</dc:date>
    <meta:document-statistic meta:table-count="2" meta:cell-count="2341" meta:object-count="0"/>
    <meta:generator>OpenOffice.org/3.0$Unix OpenOffice.org_project/300m15$Build-9379</meta:generator>
  </office:meta>
</office:document-meta>
</file>